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5.08cm"/>
    </style:style>
    <style:style style:name="Таблица2.B" style:family="table-column">
      <style:table-column-properties style:column-width="1.931cm"/>
    </style:style>
    <style:style style:name="Таблица2.C" style:family="table-column">
      <style:table-column-properties style:column-width="10.00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B" style:family="table-column">
      <style:table-column-properties style:column-width="4.251cm" style:rel-column-width="1638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249cm"/>
    </style:style>
    <style:style style:name="Таблица3.B" style:family="table-column">
      <style:table-column-properties style:column-width="3.122cm"/>
    </style:style>
    <style:style style:name="Таблица3.C" style:family="table-column">
      <style:table-column-properties style:column-width="3.81cm"/>
    </style:style>
    <style:style style:name="Таблица3.D" style:family="table-column">
      <style:table-column-properties style:column-width="3.916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E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498cm"/>
    </style:style>
    <style:style style:name="Таблица4.B" style:family="table-column">
      <style:table-column-properties style:column-width="4.683cm"/>
    </style:style>
    <style:style style:name="Таблица4.C" style:family="table-column">
      <style:table-column-properties style:column-width="7.83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498cm"/>
    </style:style>
    <style:style style:name="Таблица5.B" style:family="table-column">
      <style:table-column-properties style:column-width="4.683cm"/>
    </style:style>
    <style:style style:name="Таблица5.C" style:family="table-column">
      <style:table-column-properties style:column-width="7.83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223cm"/>
    </style:style>
    <style:style style:name="Таблица6.B" style:family="table-column">
      <style:table-column-properties style:column-width="3.096cm"/>
    </style:style>
    <style:style style:name="Таблица6.C" style:family="table-column">
      <style:table-column-properties style:column-width="3.731cm"/>
    </style:style>
    <style:style style:name="Таблица6.D" style:family="table-column">
      <style:table-column-properties style:column-width="3.413cm"/>
    </style:style>
    <style:style style:name="Таблица6.E" style:family="table-column">
      <style:table-column-properties style:column-width="4.55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E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8.5cm" style:rel-column-width="32767*"/>
    </style:style>
    <style:style style:name="Таблица7.B" style:family="table-column">
      <style:table-column-properties style:column-width="8.5cm" style:rel-column-width="32768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889cm"/>
    </style:style>
    <style:style style:name="Таблица8.B" style:family="table-column">
      <style:table-column-properties style:column-width="1.969cm"/>
    </style:style>
    <style:style style:name="Таблица8.C" style:family="table-column">
      <style:table-column-properties style:column-width="3.291cm"/>
    </style:style>
    <style:style style:name="Таблица8.D" style:family="table-column">
      <style:table-column-properties style:column-width="3.288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F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4.498cm"/>
    </style:style>
    <style:style style:name="Таблица9.B" style:family="table-column">
      <style:table-column-properties style:column-width="4.683cm"/>
    </style:style>
    <style:style style:name="Таблица9.C" style:family="table-column">
      <style:table-column-properties style:column-width="7.83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5.08cm"/>
    </style:style>
    <style:style style:name="Таблица10.B" style:family="table-column">
      <style:table-column-properties style:column-width="1.931cm"/>
    </style:style>
    <style:style style:name="Таблица10.C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4.498cm"/>
    </style:style>
    <style:style style:name="Таблица11.B" style:family="table-column">
      <style:table-column-properties style:column-width="4.683cm"/>
    </style:style>
    <style:style style:name="Таблица11.C" style:family="table-column">
      <style:table-column-properties style:column-width="7.83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C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2.342cm"/>
    </style:style>
    <style:style style:name="Таблица12.B" style:family="table-column">
      <style:table-column-properties style:column-width="3.055cm"/>
    </style:style>
    <style:style style:name="Таблица12.C" style:family="table-column">
      <style:table-column-properties style:column-width="4.18cm"/>
    </style:style>
    <style:style style:name="Таблица12.D" style:family="table-column">
      <style:table-column-properties style:column-width="2.831cm"/>
    </style:style>
    <style:style style:name="Таблица12.E" style:family="table-column">
      <style:table-column-properties style:column-width="4.604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08cm"/>
    </style:style>
    <style:style style:name="Таблица13.B" style:family="table-column">
      <style:table-column-properties style:column-width="3.207cm"/>
    </style:style>
    <style:style style:name="Таблица13.C" style:family="table-column">
      <style:table-column-properties style:column-width="5.364cm"/>
    </style:style>
    <style:style style:name="Таблица13.D" style:family="table-column">
      <style:table-column-properties style:column-width="5.36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D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3.08cm"/>
    </style:style>
    <style:style style:name="Таблица14.B" style:family="table-column">
      <style:table-column-properties style:column-width="3.207cm"/>
    </style:style>
    <style:style style:name="Таблица14.C" style:family="table-column">
      <style:table-column-properties style:column-width="5.364cm"/>
    </style:style>
    <style:style style:name="Таблица14.D" style:family="table-column">
      <style:table-column-properties style:column-width="5.36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D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1.889cm"/>
    </style:style>
    <style:style style:name="Таблица15.B" style:family="table-column">
      <style:table-column-properties style:column-width="1.969cm"/>
    </style:style>
    <style:style style:name="Таблица15.C" style:family="table-column">
      <style:table-column-properties style:column-width="4.935cm"/>
    </style:style>
    <style:style style:name="Таблица15.D" style:family="table-column">
      <style:table-column-properties style:column-width="4.932cm"/>
    </style:style>
    <style:style style:name="Таблица15.E" style:family="table-column">
      <style:table-column-properties style:column-width="3.288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E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3.493cm"/>
    </style:style>
    <style:style style:name="Таблица16.B" style:family="table-column">
      <style:table-column-properties style:column-width="3.916cm"/>
    </style:style>
    <style:style style:name="Таблица16.C" style:family="table-column">
      <style:table-column-properties style:column-width="9.60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C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ru" fo:country="RU" fo:font-style="italic" style:font-style-asian="italic" style:font-style-complex="italic"/>
    </style:style>
    <style:style style:name="P3" style:family="paragraph" style:parent-style-name="Text_20_body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Arial" fo:font-size="24pt" fo:language="ru" fo:country="RU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fo:language="ru" fo:country="RU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ru" fo:country="RU" fo:font-style="normal" style:font-style-asian="normal" style:font-style-complex="normal"/>
    </style:style>
    <style:style style:name="P13" style:family="paragraph" style:parent-style-name="Text_20_body">
      <style:text-properties fo:language="ru" fo:country="RU"/>
    </style:style>
    <style:style style:name="P14" style:family="paragraph" style:parent-style-name="Text_20_body" style:list-style-name="L1">
      <style:text-properties fo:language="ru" fo:country="RU"/>
    </style:style>
    <style:style style:name="P15" style:family="paragraph" style:parent-style-name="Text_20_body" style:list-style-name="L2">
      <style:text-properties fo:language="ru" fo:country="RU"/>
    </style:style>
    <style:style style:name="P16" style:family="paragraph" style:parent-style-name="Text_20_body" style:list-style-name="L3">
      <style:text-properties fo:language="ru" fo:country="RU"/>
    </style:style>
    <style:style style:name="P17" style:family="paragraph" style:parent-style-name="Text_20_body" style:list-style-name="L4">
      <style:text-properties fo:language="ru" fo:country="RU"/>
    </style:style>
    <style:style style:name="P18" style:family="paragraph" style:parent-style-name="Text_20_body">
      <style:text-properties fo:language="ru" fo:country="RU" fo:font-style="italic" style:font-style-asian="italic" style:font-style-complex="italic"/>
    </style:style>
    <style:style style:name="P19" style:family="paragraph" style:parent-style-name="Text_20_body">
      <style:text-properties fo:language="ru" fo:country="RU" fo:font-style="normal" style:font-style-asian="normal" style:font-style-complex="normal"/>
    </style:style>
    <style:style style:name="P20" style:family="paragraph" style:parent-style-name="Text_20_body" style:list-style-name="L5">
      <style:text-properties fo:language="ru" fo:country="RU" fo:font-style="normal" style:font-style-asian="normal" style:font-style-complex="normal"/>
    </style:style>
    <style:style style:name="P21" style:family="paragraph" style:parent-style-name="Text_20_body" style:list-style-name="L6">
      <style:text-properties fo:language="ru" fo:country="RU" fo:font-style="normal" style:font-style-asian="normal" style:font-style-complex="normal"/>
    </style:style>
    <style:style style:name="P22" style:family="paragraph" style:parent-style-name="Text_20_body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language="en" fo:country="US"/>
    </style:style>
    <style:style style:name="P24" style:family="paragraph" style:parent-style-name="Text_20_body">
      <style:text-properties fo:language="en" fo:country="US" fo:font-style="normal" style:font-style-asian="normal" style:font-style-complex="normal"/>
    </style:style>
    <style:style style:name="P25" style:family="paragraph" style:parent-style-name="Heading_20_1">
      <style:paragraph-properties fo:text-align="center" style:justify-single-word="false"/>
      <style:text-properties fo:font-size="32pt" fo:language="ru" fo:country="RU" style:font-size-asian="32pt" style:font-size-complex="32pt"/>
    </style:style>
    <style:style style:name="P26" style:family="paragraph" style:parent-style-name="Heading_20_2">
      <style:text-properties fo:language="en" fo:country="US"/>
    </style:style>
    <style:style style:name="P27" style:family="paragraph" style:parent-style-name="Heading_20_3">
      <style:text-properties fo:language="ru" fo:country="RU"/>
    </style:style>
    <style:style style:name="P28" style:family="paragraph" style:parent-style-name="Heading_20_3">
      <style:text-properties fo:language="en" fo:country="US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25" text:outline-level="1"><text:bookmark-start text:name="__RefHeading__140_232730217"/>Система <text:span text:style-name="T1">Delta-3</text:span><text:bookmark-end text:name="__RefHeading__140_232730217"/></text:h>
      <text:p text:style-name="P6">Спецификация протоколов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9"><text:a xlink:type="simple" xlink:href="#__RefHeading__140_232730217" text:style-name="Index_20_Link" text:visited-style-name="Index_20_Link">Система Delta-3<text:tab/>1</text:a></text:p>
          <text:p text:style-name="P29"><text:a xlink:type="simple" xlink:href="#__RefHeading__142_232730217" text:style-name="Index_20_Link" text:visited-style-name="Index_20_Link">Протоколы системы Delta-3<text:tab/>3</text:a></text:p>
          <text:p text:style-name="P30"><text:a xlink:type="simple" xlink:href="#__RefHeading__144_232730217" text:style-name="Index_20_Link" text:visited-style-name="Index_20_Link">Протокол первого уровня Cspyp1 v. 2<text:tab/>4</text:a></text:p>
          <text:p text:style-name="P31"><text:a xlink:type="simple" xlink:href="#__RefHeading__146_232730217" text:style-name="Index_20_Link" text:visited-style-name="Index_20_Link">Пакет авторизации клиента<text:tab/>5</text:a></text:p>
          <text:p text:style-name="P31"><text:a xlink:type="simple" xlink:href="#__RefHeading__148_232730217" text:style-name="Index_20_Link" text:visited-style-name="Index_20_Link">Пакет авторизации администратора<text:tab/>5</text:a></text:p>
          <text:p text:style-name="P31"><text:a xlink:type="simple" xlink:href="#__RefHeading__150_232730217" text:style-name="Index_20_Link" text:visited-style-name="Index_20_Link">Пакет запроса списка клиентов<text:tab/>5</text:a></text:p>
          <text:p text:style-name="P31"><text:a xlink:type="simple" xlink:href="#__RefHeading__152_232730217" text:style-name="Index_20_Link" text:visited-style-name="Index_20_Link">Пакет проверки соединения «пинг»<text:tab/>6</text:a></text:p>
          <text:p text:style-name="P31"><text:a xlink:type="simple" xlink:href="#__RefHeading__154_232730217" text:style-name="Index_20_Link" text:visited-style-name="Index_20_Link">Пакет передачи списка клиентов<text:tab/>6</text:a></text:p>
          <text:p text:style-name="P31"><text:a xlink:type="simple" xlink:href="#__RefHeading__156_232730217" text:style-name="Index_20_Link" text:visited-style-name="Index_20_Link">Пакет передачи информации<text:tab/>6</text:a></text:p>
          <text:p text:style-name="P31"><text:a xlink:type="simple" xlink:href="#__RefHeading__158_232730217" text:style-name="Index_20_Link" text:visited-style-name="Index_20_Link">Пакет отключения клиента<text:tab/>7</text:a></text:p>
          <text:p text:style-name="P30"><text:a xlink:type="simple" xlink:href="#__RefHeading__1378_641042128" text:style-name="Index_20_Link" text:visited-style-name="Index_20_Link">Протокол второго уровня Cspyp2 v. 2<text:tab/>7</text:a></text:p>
          <text:p text:style-name="P31"><text:a xlink:type="simple" xlink:href="#__RefHeading__1380_641042128" text:style-name="Index_20_Link" text:visited-style-name="Index_20_Link">Пакет запроса списка режимов<text:tab/>8</text:a></text:p>
          <text:p text:style-name="P31"><text:a xlink:type="simple" xlink:href="#__RefHeading__1382_641042128" text:style-name="Index_20_Link" text:visited-style-name="Index_20_Link">Пакет ответа списка режимов<text:tab/>8</text:a></text:p>
          <text:p text:style-name="P31"><text:a xlink:type="simple" xlink:href="#__RefHeading__1384_641042128" text:style-name="Index_20_Link" text:visited-style-name="Index_20_Link">Пакет активации режима<text:tab/>9</text:a></text:p>
          <text:p text:style-name="P31"><text:a xlink:type="simple" xlink:href="#__RefHeading__1386_641042128" text:style-name="Index_20_Link" text:visited-style-name="Index_20_Link">Пакет деактивации режима<text:tab/>9</text:a></text:p>
          <text:p text:style-name="P31"><text:a xlink:type="simple" xlink:href="#__RefHeading__1388_641042128" text:style-name="Index_20_Link" text:visited-style-name="Index_20_Link">Пакет передачи информации<text:tab/>9</text:a></text:p>
          <text:p text:style-name="P30"><text:a xlink:type="simple" xlink:href="#__RefHeading__1390_641042128" text:style-name="Index_20_Link" text:visited-style-name="Index_20_Link">Серия протоколов третьего уровня Cspyp3 <text:tab/>9</text:a></text:p>
          <text:p text:style-name="P31"><text:a xlink:type="simple" xlink:href="#__RefHeading__1392_641042128" text:style-name="Index_20_Link" text:visited-style-name="Index_20_Link">Telnet протокол третьего уровня<text:tab/>10</text:a></text:p>
        </text:index-body>
      </text:table-of-conten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bookmark-start text:name="__RefHeading__142_232730217"/><text:soft-page-break/>Протоколы системы <text:span text:style-name="T1">Delta-3</text:span><text:bookmark-end text:name="__RefHeading__142_232730217"/></text:h>
      <text:p text:style-name="Text_20_body">Протокол первого уровня (<text:span text:style-name="T3">C</text:span><text:span text:style-name="T5">spyp1</text:span>) обеспечивает базовое соединение клиентов и администраторов к серверу, а так же пересылку команд между администратором-клиентом, и наоборот.</text:p>
      <text:p text:style-name="Text_20_body">Протокол второго уровня (<text:span text:style-name="T2">C</text:span><text:span text:style-name="T4">spyp2</text:span>) работает поверх протокола первого уровня. Он обеспечивает получение информации о поддерживаемых режимах, а так же соединение по одному из режимов (списки режимов в описании).</text:p>
      <text:p text:style-name="Text_20_body">Протоколы третьего уровня. Несколько протоколов (по одному протоколу для каждого из режимов). Обеспечивают функциональность, требуемую режимом. Например, для консольного режима один протокол третьего уровня, для графического режима - другой (например, на основе VNC), для аудио - третий, и т. п.</text:p>
      <text:p text:style-name="Text_20_body"/>
      <text:p text:style-name="Text_20_body"/>
      <text:h text:style-name="Heading_20_2" text:outline-level="2"><text:bookmark-start text:name="__RefHeading__144_232730217"/>Протокол первого уровня <text:span text:style-name="T1">Cspyp1 v. 2</text:span><text:bookmark-end text:name="__RefHeading__144_232730217"/></text:h>
      <text:p text:style-name="P1">В данный момент актуальной версией протокола <text:span text:style-name="T1">Cspyp1 </text:span>является версия 2. Протокол <text:span text:style-name="T1">Cspyp1 </text:span>является бинарным протоколом, т. е. при работе с ним необходимо оперировать байтами.</text:p>
      <text:p text:style-name="P3">Список констант протокола <text:span text:style-name="T1">Cspyp1 v2:</text:span>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9">Константа</text:p>
          </table:table-cell>
          <table:table-cell table:style-name="Таблица2.A1" office:value-type="string">
            <text:p text:style-name="P9">Значение</text:p>
          </table:table-cell>
          <table:table-cell table:style-name="Таблица2.C1" office:value-type="string">
            <text:p text:style-name="P9">Комментарий</text:p>
          </table:table-cell>
        </table:table-row>
        <table:table-row>
          <table:table-cell table:style-name="Таблица2.A2" office:value-type="string">
            <text:p text:style-name="P8">Protocol ID</text:p>
          </table:table-cell>
          <table:table-cell table:style-name="Таблица2.A2" office:value-type="string">
            <text:p text:style-name="P8">1</text:p>
          </table:table-cell>
          <table:table-cell table:style-name="Таблица2.C2" office:value-type="string">
            <text:p text:style-name="Table_20_Contents">Идентификатор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8">Protocol version</text:p>
          </table:table-cell>
          <table:table-cell table:style-name="Таблица2.A2" office:value-type="string">
            <text:p text:style-name="P8">2</text:p>
          </table:table-cell>
          <table:table-cell table:style-name="Таблица2.C2" office:value-type="string">
            <text:p text:style-name="P10">Текущая версия протокола <text:span text:style-name="T1">Cspyp1</text:span></text:p>
          </table:table-cell>
        </table:table-row>
        <table:table-row>
          <table:table-cell table:style-name="Таблица2.A2" office:value-type="string">
            <text:p text:style-name="P8">Command ID (auth)</text:p>
          </table:table-cell>
          <table:table-cell table:style-name="Таблица2.A2" office:value-type="string">
            <text:p text:style-name="P8">1</text:p>
          </table:table-cell>
          <table:table-cell table:style-name="Таблица2.C2" office:value-type="string">
            <text:p text:style-name="P10">Команда авторизации клиентов</text:p>
          </table:table-cell>
        </table:table-row>
        <table:table-row>
          <table:table-cell table:style-name="Таблица2.A2" office:value-type="string">
            <text:p text:style-name="P8">Command ID (adm)</text:p>
          </table:table-cell>
          <table:table-cell table:style-name="Таблица2.A2" office:value-type="string">
            <text:p text:style-name="P8">2</text:p>
          </table:table-cell>
          <table:table-cell table:style-name="Таблица2.C2" office:value-type="string">
            <text:p text:style-name="P10">Команда авторизации администратора</text:p>
          </table:table-cell>
        </table:table-row>
        <table:table-row>
          <table:table-cell table:style-name="Таблица2.A2" office:value-type="string">
            <text:p text:style-name="P8">Command ID (list)</text:p>
          </table:table-cell>
          <table:table-cell table:style-name="Таблица2.A2" office:value-type="string">
            <text:p text:style-name="P8">3</text:p>
          </table:table-cell>
          <table:table-cell table:style-name="Таблица2.C2" office:value-type="string">
            <text:p text:style-name="P10">Команда запроса списка клиентов</text:p>
          </table:table-cell>
        </table:table-row>
        <table:table-row>
          <table:table-cell table:style-name="Таблица2.A2" office:value-type="string">
            <text:p text:style-name="P8">Command ID (ping)</text:p>
          </table:table-cell>
          <table:table-cell table:style-name="Таблица2.A2" office:value-type="string">
            <text:p text:style-name="P11">4</text:p>
          </table:table-cell>
          <table:table-cell table:style-name="Таблица2.C2" office:value-type="string">
            <text:p text:style-name="P10">Команда проверки соединения «пинг»</text:p>
          </table:table-cell>
        </table:table-row>
        <table:table-row>
          <table:table-cell table:style-name="Таблица2.A2" office:value-type="string">
            <text:p text:style-name="P8">Command ID (rlist)</text:p>
          </table:table-cell>
          <table:table-cell table:style-name="Таблица2.A2" office:value-type="string">
            <text:p text:style-name="P8">5</text:p>
          </table:table-cell>
          <table:table-cell table:style-name="Таблица2.C2" office:value-type="string">
            <text:p text:style-name="P10">Команда передачи списка клиентов</text:p>
          </table:table-cell>
        </table:table-row>
        <table:table-row>
          <table:table-cell table:style-name="Таблица2.A2" office:value-type="string">
            <text:p text:style-name="P8">Command ID (transmit)</text:p>
          </table:table-cell>
          <table:table-cell table:style-name="Таблица2.A2" office:value-type="string">
            <text:p text:style-name="P11">6</text:p>
          </table:table-cell>
          <table:table-cell table:style-name="Таблица2.C2" office:value-type="string">
            <text:p text:style-name="P10">Команда передачи информации</text:p>
          </table:table-cell>
        </table:table-row>
        <table:table-row>
          <table:table-cell table:style-name="Таблица2.A2" office:value-type="string">
            <text:p text:style-name="P8">Command ID (disconnect)</text:p>
          </table:table-cell>
          <table:table-cell table:style-name="Таблица2.A2" office:value-type="string">
            <text:p text:style-name="P8">7</text:p>
          </table:table-cell>
          <table:table-cell table:style-name="Таблица2.C2" office:value-type="string">
            <text:p text:style-name="P10">Команда отключения клиента</text:p>
          </table:table-cell>
        </table:table-row>
      </table:table>
      <text:p text:style-name="P4"/>
      <text:p text:style-name="P2">Список команд, посылаемых клиентом серверу:</text:p>
      <text:list xml:id="list33145324" text:style-name="L1">
        <text:list-item>
          <text:p text:style-name="P14">Команда авторизации клиента</text:p>
        </text:list-item>
        <text:list-item>
          <text:p text:style-name="P14">Команда передачи информации</text:p>
        </text:list-item>
        <text:list-item>
          <text:p text:style-name="P14">Команда ответа на пинг</text:p>
        </text:list-item>
        <text:list-item>
          <text:p text:style-name="P14">Команда отключения</text:p>
        </text:list-item>
      </text:list>
      <text:p text:style-name="P1"/>
      <text:p text:style-name="P2">Список команд, посылаемых администратором серверу:</text:p>
      <text:list xml:id="list33148002" text:style-name="L2">
        <text:list-item>
          <text:p text:style-name="P15">Команда авторизации администратора</text:p>
        </text:list-item>
        <text:list-item>
          <text:p text:style-name="P15"><text:soft-page-break/>Команда передачи информации</text:p>
        </text:list-item>
        <text:list-item>
          <text:p text:style-name="P15">Команда запроса списка клиентов</text:p>
        </text:list-item>
        <text:list-item>
          <text:p text:style-name="P15">Команда ответа на пинг</text:p>
        </text:list-item>
        <text:list-item>
          <text:p text:style-name="P15">Команда отключения</text:p>
        </text:list-item>
      </text:list>
      <text:p text:style-name="P1"/>
      <text:p text:style-name="P2">Список команд, посылаемых сервером клиенту:</text:p>
      <text:list xml:id="list33143697" text:style-name="L3">
        <text:list-item>
          <text:p text:style-name="P16">Команда передачи информации</text:p>
        </text:list-item>
        <text:list-item>
          <text:p text:style-name="P16">Команда пинг (проверка соединения)</text:p>
        </text:list-item>
      </text:list>
      <text:p text:style-name="P1"/>
      <text:p text:style-name="P2">Список команд, посылаемых сервером администратору:</text:p>
      <text:list xml:id="list33151111" text:style-name="L4">
        <text:list-item>
          <text:p text:style-name="P17">Команда передачи списка клиентов</text:p>
        </text:list-item>
        <text:list-item>
          <text:p text:style-name="P17">Команда передачи информации</text:p>
        </text:list-item>
        <text:list-item>
          <text:p text:style-name="P17">Команда пинг (проверка соединения)</text:p>
        </text:list-item>
      </text:list>
      <text:p text:style-name="P1"/>
      <text:p text:style-name="P1"/>
      <text:p text:style-name="P2">Описание команд, входящих в состав протокола <text:span text:style-name="T1">Cspyp1 v2:</text:span></text:p>
      <text:h text:style-name="Heading_20_3" text:outline-level="3"><text:bookmark-start text:name="__RefHeading__146_232730217"/>Пакет авторизации клиента (19 байт)<text:bookmark-end text:name="__RefHeading__146_232730217"/></text:h>
      <table:table table:name="Таблица1" table:style-name="Таблица1">
        <table:table-column table:style-name="Таблица1.A"/>
        <table:table-column table:style-name="Таблица1.B" table:number-columns-repeated="3"/>
        <table:table-row>
          <table:table-cell table:style-name="Таблица1.A1" office:value-type="string">
            <text:p text:style-name="P7">Protocol ID</text:p>
          </table:table-cell>
          <table:table-cell table:style-name="Таблица1.A1" office:value-type="string">
            <text:p text:style-name="P7">Protocol version</text:p>
          </table:table-cell>
          <table:table-cell table:style-name="Таблица1.A1" office:value-type="string">
            <text:p text:style-name="P7">Command ID (auth)</text:p>
          </table:table-cell>
          <table:table-cell table:style-name="Таблица1.D1" office:value-type="string">
            <text:p text:style-name="P7">Client hash</text:p>
          </table:table-cell>
        </table:table-row>
        <table:table-row>
          <table:table-cell table:style-name="Таблица1.A2" office:value-type="string">
            <text:p text:style-name="P7">1 byte</text:p>
          </table:table-cell>
          <table:table-cell table:style-name="Таблица1.A2" office:value-type="string">
            <text:p text:style-name="P7">1 byte</text:p>
          </table:table-cell>
          <table:table-cell table:style-name="Таблица1.A2" office:value-type="string">
            <text:p text:style-name="P7">1 byte</text:p>
          </table:table-cell>
          <table:table-cell table:style-name="Таблица1.D2" office:value-type="string">
            <text:p text:style-name="P7"><text:span text:style-name="T7">16</text:span>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Command ID (auth) – <text:span text:style-name="T7">идентификатор команды авторизации клиента;</text:span></text:p>
      <text:p text:style-name="P4">Client hash – <text:span text:style-name="T7">16 байтный хеш клиента</text:span></text:p>
      <text:p text:style-name="P1"/>
      <text:p text:style-name="P1"/>
      <text:h text:style-name="Heading_20_3" text:outline-level="3"><text:bookmark-start text:name="__RefHeading__148_232730217"/>Пакет авторизации администратора <text:span text:style-name="T1">(47 </text:span><text:span text:style-name="T7">байт)</text:span><text:bookmark-end text:name="__RefHeading__148_232730217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row>
          <table:table-cell table:style-name="Таблица3.A1" office:value-type="string">
            <text:p text:style-name="P7">Protocol ID</text:p>
          </table:table-cell>
          <table:table-cell table:style-name="Таблица3.A1" office:value-type="string">
            <text:p text:style-name="P7">Protocol version</text:p>
          </table:table-cell>
          <table:table-cell table:style-name="Таблица3.A1" office:value-type="string">
            <text:p text:style-name="P7">Command ID <text:span text:style-name="T7">(</text:span>adm<text:span text:style-name="T7">)</text:span></text:p>
          </table:table-cell>
          <table:table-cell table:style-name="Таблица3.A1" office:value-type="string">
            <text:p text:style-name="P7">Admin login</text:p>
          </table:table-cell>
          <table:table-cell table:style-name="Таблица3.E1" office:value-type="string">
            <text:p text:style-name="P7">Admin password</text:p>
          </table:table-cell>
        </table:table-row>
        <table:table-row>
          <table:table-cell table:style-name="Таблица3.A2" office:value-type="string">
            <text:p text:style-name="P7">1 byte</text:p>
          </table:table-cell>
          <table:table-cell table:style-name="Таблица3.A2" office:value-type="string">
            <text:p text:style-name="P7">1 byte</text:p>
          </table:table-cell>
          <table:table-cell table:style-name="Таблица3.A2" office:value-type="string">
            <text:p text:style-name="P7">1 byte</text:p>
          </table:table-cell>
          <table:table-cell table:style-name="Таблица3.A2" office:value-type="string">
            <text:p text:style-name="P7">22 byte</text:p>
          </table:table-cell>
          <table:table-cell table:style-name="Таблица3.E2" office:value-type="string">
            <text:p text:style-name="P7">22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Command ID (adm) – <text:span text:style-name="T7">идентификатор команды авторизации администратора;</text:span></text:p>
      <text:p text:style-name="P4">Admin login —<text:span text:style-name="T7"> логин администратора в виде «</text:span>Null terminated string<text:span text:style-name="T7">»</text:span></text:p>
      <text:p text:style-name="P4"><text:span text:style-name="T7">Admin </text:span>password<text:span text:style-name="T7"> — пароль администратора в виде «Null terminated string»</text:span></text:p>
      <text:p text:style-name="P1"/>
      <text:h text:style-name="P27" text:outline-level="3"><text:bookmark-start text:name="__RefHeading__150_232730217"/><text:soft-page-break/>Пакет запроса списка клиентов (3 байта<text:span text:style-name="T1">)</text:span><text:bookmark-end text:name="__RefHeading__150_232730217"/>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7">Protocol ID</text:p>
          </table:table-cell>
          <table:table-cell table:style-name="Таблица4.A1" office:value-type="string">
            <text:p text:style-name="P7">Protocol version</text:p>
          </table:table-cell>
          <table:table-cell table:style-name="Таблица4.C1" office:value-type="string">
            <text:p text:style-name="P7">Command ID (list)</text:p>
          </table:table-cell>
        </table:table-row>
        <table:table-row>
          <table:table-cell table:style-name="Таблица4.A2" office:value-type="string">
            <text:p text:style-name="P7">1 byte</text:p>
          </table:table-cell>
          <table:table-cell table:style-name="Таблица4.A2" office:value-type="string">
            <text:p text:style-name="P7">1 byte</text:p>
          </table:table-cell>
          <table:table-cell table:style-name="Таблица4.C2" office:value-type="string">
            <text:p text:style-name="P7">1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<text:span text:style-name="T7">Command ID (l</text:span>ist<text:span text:style-name="T7">) – идентификатор команды запроса списка клиентов;</text:span></text:p>
      <text:p text:style-name="P1"/>
      <text:p text:style-name="P1"/>
      <text:h text:style-name="P27" text:outline-level="3"><text:bookmark-start text:name="__RefHeading__152_232730217"/>Пакет проверки соединения «пинг» (3 байта)<text:bookmark-end text:name="__RefHeading__152_232730217"/>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7">Protocol ID</text:p>
          </table:table-cell>
          <table:table-cell table:style-name="Таблица5.A1" office:value-type="string">
            <text:p text:style-name="P7">Protocol version</text:p>
          </table:table-cell>
          <table:table-cell table:style-name="Таблица5.C1" office:value-type="string">
            <text:p text:style-name="P7">Command ID (ping)</text:p>
          </table:table-cell>
        </table:table-row>
        <table:table-row>
          <table:table-cell table:style-name="Таблица5.A2" office:value-type="string">
            <text:p text:style-name="P7">1 byte</text:p>
          </table:table-cell>
          <table:table-cell table:style-name="Таблица5.A2" office:value-type="string">
            <text:p text:style-name="P7">1 byte</text:p>
          </table:table-cell>
          <table:table-cell table:style-name="Таблица5.C2" office:value-type="string">
            <text:p text:style-name="P7">1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<text:span text:style-name="T7">Command ID (l</text:span>ist<text:span text:style-name="T7">) – идентификатор команды проверки соединения </text:span>ping<text:span text:style-name="T7">;</text:span></text:p>
      <text:p text:style-name="P1"/>
      <text:p text:style-name="P1"/>
      <text:h text:style-name="P27" text:outline-level="3"><text:bookmark-start text:name="__RefHeading__154_232730217"/>Пакет передачи списка клиентов<text:bookmark-end text:name="__RefHeading__154_232730217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7">Protocol ID</text:p>
          </table:table-cell>
          <table:table-cell table:style-name="Таблица6.A1" office:value-type="string">
            <text:p text:style-name="P7">Protocol version</text:p>
          </table:table-cell>
          <table:table-cell table:style-name="Таблица6.A1" office:value-type="string">
            <text:p text:style-name="P7">Command ID (rlist)</text:p>
          </table:table-cell>
          <table:table-cell table:style-name="Таблица6.A1" office:value-type="string">
            <text:p text:style-name="P7">Number of clients</text:p>
          </table:table-cell>
          <table:table-cell table:style-name="Таблица6.E1" office:value-type="string">
            <text:p text:style-name="P7">Client info array</text:p>
          </table:table-cell>
        </table:table-row>
        <table:table-row>
          <table:table-cell table:style-name="Таблица6.A2" office:value-type="string">
            <text:p text:style-name="P7">1 byte</text:p>
          </table:table-cell>
          <table:table-cell table:style-name="Таблица6.A2" office:value-type="string">
            <text:p text:style-name="P7">1 byte</text:p>
          </table:table-cell>
          <table:table-cell table:style-name="Таблица6.A2" office:value-type="string">
            <text:p text:style-name="P7">1 byte</text:p>
          </table:table-cell>
          <table:table-cell table:style-name="Таблица6.A2" office:value-type="string">
            <text:p text:style-name="P7">2 bytes</text:p>
          </table:table-cell>
          <table:table-cell table:style-name="Таблица6.E2" office:value-type="string">
            <text:p text:style-name="P7">Array of 18 bytes structs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<text:span text:style-name="T7">Command ID (</text:span>r<text:span text:style-name="T7">list) – идентификатор команды передачи списка клиентов;</text:span></text:p>
      <text:p text:style-name="P4">Number of clients – <text:span text:style-name="T7">количество клиентов</text:span></text:p>
      <text:p text:style-name="P4">Client info array – <text:span text:style-name="T7">массив структур с информацией о клиенте.</text:span></text:p>
      <text:p text:style-name="P4"><text:span text:style-name="T7">Структура </text:span>Client info <text:span text:style-name="T7">имеет следующий вид:</text:span>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7">Client ID</text:p>
          </table:table-cell>
          <table:table-cell table:style-name="Таблица7.B1" office:value-type="string">
            <text:p text:style-name="P7">Client hash</text:p>
          </table:table-cell>
        </table:table-row>
        <table:table-row>
          <table:table-cell table:style-name="Таблица7.A2" office:value-type="string">
            <text:p text:style-name="Table_20_Contents">2 <text:span text:style-name="T1">bytes</text:span></text:p>
          </table:table-cell>
          <table:table-cell table:style-name="Таблица7.B2" office:value-type="string">
            <text:p text:style-name="P7">16 bytes</text:p>
          </table:table-cell>
        </table:table-row>
      </table:table>
      <text:p text:style-name="P1"/>
      <text:p text:style-name="P4">Client ID – <text:span text:style-name="T7">идентификатор клиента (соответствует идентификатору клиентского сокета на сервере)</text:span></text:p>
      <text:p text:style-name="P4">Client hash – <text:span text:style-name="T7">16 байтный хеш клиента</text:span></text:p>
      <text:p text:style-name="P1"/>
      <text:p text:style-name="P1"/>
      <text:p text:style-name="P1"/>
      <text:h text:style-name="P27" text:outline-level="3"><text:bookmark-start text:name="__RefHeading__156_232730217"/><text:soft-page-break/>Пакет передачи информации<text:bookmark-end text:name="__RefHeading__156_232730217"/>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3"/>
        <table:table-row>
          <table:table-cell table:style-name="Таблица8.A1" office:value-type="string">
            <text:p text:style-name="P7">Protocol ID</text:p>
          </table:table-cell>
          <table:table-cell table:style-name="Таблица8.A1" office:value-type="string">
            <text:p text:style-name="P7">Protocol version</text:p>
          </table:table-cell>
          <table:table-cell table:style-name="Таблица8.A1" office:value-type="string">
            <text:p text:style-name="P7">Command ID (transmit)</text:p>
          </table:table-cell>
          <table:table-cell table:style-name="Таблица8.A1" office:value-type="string">
            <text:p text:style-name="P7">Client ID</text:p>
          </table:table-cell>
          <table:table-cell table:style-name="Таблица8.A1" office:value-type="string">
            <text:p text:style-name="P7">Data size</text:p>
          </table:table-cell>
          <table:table-cell table:style-name="Таблица8.F1" office:value-type="string">
            <text:p text:style-name="P7">Data</text:p>
          </table:table-cell>
        </table:table-row>
        <table:table-row>
          <table:table-cell table:style-name="Таблица8.A2" office:value-type="string">
            <text:p text:style-name="P7">1 byte</text:p>
          </table:table-cell>
          <table:table-cell table:style-name="Таблица8.A2" office:value-type="string">
            <text:p text:style-name="P7">1 byte</text:p>
          </table:table-cell>
          <table:table-cell table:style-name="Таблица8.A2" office:value-type="string">
            <text:p text:style-name="P7">1 byte</text:p>
          </table:table-cell>
          <table:table-cell table:style-name="Таблица8.A2" office:value-type="string">
            <text:p text:style-name="P7">2 bytes</text:p>
          </table:table-cell>
          <table:table-cell table:style-name="Таблица8.A2" office:value-type="string">
            <text:p text:style-name="P7">4 bytes</text:p>
          </table:table-cell>
          <table:table-cell table:style-name="Таблица8.F2" office:value-type="string">
            <text:p text:style-name="P7"><text:s/>… bytes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<text:span text:style-name="T7">Command ID (r</text:span>eceive<text:span text:style-name="T7">) – идентификатор команды передачи информации;</text:span></text:p>
      <text:p text:style-name="P4">Client ID – <text:span text:style-name="T7">идентификатор клиента</text:span></text:p>
      <text:p text:style-name="P4">Data size – <text:span text:style-name="T7">размер передаваемой информации</text:span></text:p>
      <text:p text:style-name="P4">Data – <text:span text:style-name="T7">передаваемая информация</text:span></text:p>
      <text:p text:style-name="P1"/>
      <text:h text:style-name="P27" text:outline-level="3"><text:bookmark-start text:name="__RefHeading__158_232730217"/>Пакет отключения клиента<text:bookmark-end text:name="__RefHeading__158_232730217"/>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7">Protocol ID</text:p>
          </table:table-cell>
          <table:table-cell table:style-name="Таблица9.A1" office:value-type="string">
            <text:p text:style-name="P7">Protocol version</text:p>
          </table:table-cell>
          <table:table-cell table:style-name="Таблица9.C1" office:value-type="string">
            <text:p text:style-name="P7">Command ID (disconnect)</text:p>
          </table:table-cell>
        </table:table-row>
        <table:table-row>
          <table:table-cell table:style-name="Таблица9.A2" office:value-type="string">
            <text:p text:style-name="P7">1 byte</text:p>
          </table:table-cell>
          <table:table-cell table:style-name="Таблица9.A2" office:value-type="string">
            <text:p text:style-name="P7">1 byte</text:p>
          </table:table-cell>
          <table:table-cell table:style-name="Таблица9.C2" office:value-type="string">
            <text:p text:style-name="P7">1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<text:span text:style-name="T7">Command ID (</text:span>disconnect<text:span text:style-name="T7">) – идентификатор команды отключения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<text:bookmark-start text:name="__RefHeading__1378_641042128"/><text:soft-page-break/>Протокол <text:span text:style-name="T7">второго</text:span> уровня <text:span text:style-name="T1">Cspyp</text:span><text:span text:style-name="T7">2</text:span><text:span text:style-name="T1"> v. 2</text:span><text:bookmark-end text:name="__RefHeading__1378_641042128"/></text:h>
      <text:p text:style-name="P1">Протокол второго уровня <text:span text:style-name="T1">Cspypv2 </text:span>является бинарным протоколом. Акутальная версия протокола второго урвня — <text:span text:style-name="T1">v2. </text:span>Протокол <text:span text:style-name="T1">Cspyp2 </text:span>предназначен для обмена информацией клиентом и администратором.</text:p>
      <text:p text:style-name="P1"/>
      <text:p text:style-name="P3">Список констант протокола <text:span text:style-name="T1">Cspyp1 v2:</text:span></text:p>
      <text:p text:style-name="P5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9">Константа</text:p>
          </table:table-cell>
          <table:table-cell table:style-name="Таблица10.A1" office:value-type="string">
            <text:p text:style-name="P9">Значение</text:p>
          </table:table-cell>
          <table:table-cell table:style-name="Таблица10.C1" office:value-type="string">
            <text:p text:style-name="P9">Комментарий</text:p>
          </table:table-cell>
        </table:table-row>
        <table:table-row>
          <table:table-cell table:style-name="Таблица10.A2" office:value-type="string">
            <text:p text:style-name="P8">Protocol ID</text:p>
          </table:table-cell>
          <table:table-cell table:style-name="Таблица10.A2" office:value-type="string">
            <text:p text:style-name="P8">1</text:p>
          </table:table-cell>
          <table:table-cell table:style-name="Таблица10.C2" office:value-type="string">
            <text:p text:style-name="Table_20_Contents">Идентификатор протокола <text:span text:style-name="T1">Cspyp</text:span><text:span text:style-name="T7">2</text:span></text:p>
          </table:table-cell>
        </table:table-row>
        <table:table-row>
          <table:table-cell table:style-name="Таблица10.A2" office:value-type="string">
            <text:p text:style-name="P8">Protocol version</text:p>
          </table:table-cell>
          <table:table-cell table:style-name="Таблица10.A2" office:value-type="string">
            <text:p text:style-name="P8">2</text:p>
          </table:table-cell>
          <table:table-cell table:style-name="Таблица10.C2" office:value-type="string">
            <text:p text:style-name="P10">Текущая версия протокола <text:span text:style-name="T1">Cspyp2</text:span></text:p>
          </table:table-cell>
        </table:table-row>
        <table:table-row>
          <table:table-cell table:style-name="Таблица10.A2" office:value-type="string">
            <text:p text:style-name="P8">Command ID (list)</text:p>
          </table:table-cell>
          <table:table-cell table:style-name="Таблица10.A2" office:value-type="string">
            <text:p text:style-name="P8">1</text:p>
          </table:table-cell>
          <table:table-cell table:style-name="Таблица10.C2" office:value-type="string">
            <text:p text:style-name="P10">Команда запроса списка режимов</text:p>
          </table:table-cell>
        </table:table-row>
        <table:table-row>
          <table:table-cell table:style-name="Таблица10.A2" office:value-type="string">
            <text:p text:style-name="P8">Command ID (modes)</text:p>
          </table:table-cell>
          <table:table-cell table:style-name="Таблица10.A2" office:value-type="string">
            <text:p text:style-name="P8">2</text:p>
          </table:table-cell>
          <table:table-cell table:style-name="Таблица10.C2" office:value-type="string">
            <text:p text:style-name="P10">Команда ответа списка режимов</text:p>
          </table:table-cell>
        </table:table-row>
        <table:table-row>
          <table:table-cell table:style-name="Таблица10.A2" office:value-type="string">
            <text:p text:style-name="P8">Command ID (activate)</text:p>
          </table:table-cell>
          <table:table-cell table:style-name="Таблица10.A2" office:value-type="string">
            <text:p text:style-name="P8">3</text:p>
          </table:table-cell>
          <table:table-cell table:style-name="Таблица10.C2" office:value-type="string">
            <text:p text:style-name="P10">Команда активации режима</text:p>
          </table:table-cell>
        </table:table-row>
        <table:table-row>
          <table:table-cell table:style-name="Таблица10.A2" office:value-type="string">
            <text:p text:style-name="P8">Command ID (deactivate)</text:p>
          </table:table-cell>
          <table:table-cell table:style-name="Таблица10.A2" office:value-type="string">
            <text:p text:style-name="P11">4</text:p>
          </table:table-cell>
          <table:table-cell table:style-name="Таблица10.C2" office:value-type="string">
            <text:p text:style-name="P10">Команда деактивации режима</text:p>
          </table:table-cell>
        </table:table-row>
        <table:table-row>
          <table:table-cell table:style-name="Таблица10.A2" office:value-type="string">
            <text:p text:style-name="P8">Command ID (transmit)</text:p>
          </table:table-cell>
          <table:table-cell table:style-name="Таблица10.A2" office:value-type="string">
            <text:p text:style-name="P8">5</text:p>
          </table:table-cell>
          <table:table-cell table:style-name="Таблица10.C2" office:value-type="string">
            <text:p text:style-name="P10">Команда передачи информации</text:p>
          </table:table-cell>
        </table:table-row>
      </table:table>
      <text:p text:style-name="P4"/>
      <text:p text:style-name="P4"/>
      <text:p text:style-name="P2">Список команд, посылаемых администратором клиенту:</text:p>
      <text:list xml:id="list33144726" text:style-name="L5">
        <text:list-item>
          <text:p text:style-name="P20">Команда запроса списка режимов</text:p>
        </text:list-item>
        <text:list-item>
          <text:p text:style-name="P20">Команда активации режима</text:p>
        </text:list-item>
        <text:list-item>
          <text:p text:style-name="P20">Команда деактивации режима</text:p>
        </text:list-item>
        <text:list-item>
          <text:p text:style-name="P20">Команда передачи информации</text:p>
        </text:list-item>
      </text:list>
      <text:p text:style-name="P12"/>
      <text:p text:style-name="P2">Список команд, посылаемых клиентом администратору:</text:p>
      <text:list xml:id="list33134683" text:style-name="L6">
        <text:list-item>
          <text:p text:style-name="P21">Команда ответа списка режимов</text:p>
        </text:list-item>
        <text:list-item>
          <text:p text:style-name="P21">Команда передачи информации</text:p>
        </text:list-item>
      </text:list>
      <text:p text:style-name="P12"/>
      <text:p text:style-name="P12"/>
      <text:h text:style-name="P27" text:outline-level="3"><text:bookmark-start text:name="__RefHeading__1380_641042128"/>Пакет запроса списка режимов<text:bookmark-end text:name="__RefHeading__1380_641042128"/></text:h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7">Protocol ID</text:p>
          </table:table-cell>
          <table:table-cell table:style-name="Таблица11.A1" office:value-type="string">
            <text:p text:style-name="P7">Protocol version</text:p>
          </table:table-cell>
          <table:table-cell table:style-name="Таблица11.C1" office:value-type="string">
            <text:p text:style-name="P7">Command ID (list)</text:p>
          </table:table-cell>
        </table:table-row>
        <table:table-row>
          <table:table-cell table:style-name="Таблица11.A2" office:value-type="string">
            <text:p text:style-name="P7">1 byte</text:p>
          </table:table-cell>
          <table:table-cell table:style-name="Таблица11.A2" office:value-type="string">
            <text:p text:style-name="P7">1 byte</text:p>
          </table:table-cell>
          <table:table-cell table:style-name="Таблица11.C2" office:value-type="string">
            <text:p text:style-name="P7">1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disconnect) – идентификатор команды запроса списка режимов;</text:p>
      <text:p text:style-name="P4"/>
      <text:p text:style-name="P4"/>
      <text:p text:style-name="P4"/>
      <text:h text:style-name="P27" text:outline-level="3"><text:bookmark-start text:name="__RefHeading__1382_641042128"/><text:soft-page-break/>Пакет ответа списка режимов<text:bookmark-end text:name="__RefHeading__1382_641042128"/>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7">Protocol ID</text:p>
          </table:table-cell>
          <table:table-cell table:style-name="Таблица12.A1" office:value-type="string">
            <text:p text:style-name="P7">Protocol version</text:p>
          </table:table-cell>
          <table:table-cell table:style-name="Таблица12.A1" office:value-type="string">
            <text:p text:style-name="P7">Command ID (modes)</text:p>
          </table:table-cell>
          <table:table-cell table:style-name="Таблица12.A1" office:value-type="string">
            <text:p text:style-name="P7">Modes number</text:p>
          </table:table-cell>
          <table:table-cell table:style-name="Таблица12.E1" office:value-type="string">
            <text:p text:style-name="P7">Modes</text:p>
          </table:table-cell>
        </table:table-row>
        <table:table-row>
          <table:table-cell table:style-name="Таблица12.A2" office:value-type="string">
            <text:p text:style-name="P7">1 byte</text:p>
          </table:table-cell>
          <table:table-cell table:style-name="Таблица12.A2" office:value-type="string">
            <text:p text:style-name="P7">1 byte</text:p>
          </table:table-cell>
          <table:table-cell table:style-name="Таблица12.A2" office:value-type="string">
            <text:p text:style-name="P7">1 byte</text:p>
          </table:table-cell>
          <table:table-cell table:style-name="Таблица12.A2" office:value-type="string">
            <text:p text:style-name="P7">2 bytes</text:p>
          </table:table-cell>
          <table:table-cell table:style-name="Таблица12.E2" office:value-type="string">
            <text:p text:style-name="P7">Array of <text:span text:style-name="T7">1</text:span>-bytes elements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modes</text:span>) – идентификатор команды ответа списка режимов;</text:p>
      <text:p text:style-name="P1"><text:span text:style-name="T1">Modes number – </text:span>количество поддерживаемых режимов</text:p>
      <text:p text:style-name="P4">Modes – <text:span text:style-name="T7">массив из чисел — идентификаторов режимов</text:span></text:p>
      <text:p text:style-name="P1"/>
      <text:h text:style-name="P27" text:outline-level="3"><text:bookmark-start text:name="__RefHeading__1384_641042128"/>Пакет активации режима<text:bookmark-end text:name="__RefHeading__1384_641042128"/>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row>
          <table:table-cell table:style-name="Таблица13.A1" office:value-type="string">
            <text:p text:style-name="P7">Protocol ID</text:p>
          </table:table-cell>
          <table:table-cell table:style-name="Таблица13.A1" office:value-type="string">
            <text:p text:style-name="P7">Protocol version</text:p>
          </table:table-cell>
          <table:table-cell table:style-name="Таблица13.A1" office:value-type="string">
            <text:p text:style-name="P7">Command ID (activate)</text:p>
          </table:table-cell>
          <table:table-cell table:style-name="Таблица13.D1" office:value-type="string">
            <text:p text:style-name="P7">Mode ID</text:p>
          </table:table-cell>
        </table:table-row>
        <table:table-row>
          <table:table-cell table:style-name="Таблица13.A2" office:value-type="string">
            <text:p text:style-name="P7">1 byte</text:p>
          </table:table-cell>
          <table:table-cell table:style-name="Таблица13.A2" office:value-type="string">
            <text:p text:style-name="P7">1 byte</text:p>
          </table:table-cell>
          <table:table-cell table:style-name="Таблица13.A2" office:value-type="string">
            <text:p text:style-name="P7">1 byte</text:p>
          </table:table-cell>
          <table:table-cell table:style-name="Таблица13.D2" office:value-type="string">
            <text:p text:style-name="P7">1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activate</text:span>) – идентификатор команды запроса списка режимов;</text:p>
      <text:p text:style-name="P1"><text:span text:style-name="T1">Mode ID – </text:span>идентификатор активируемого режима</text:p>
      <text:p text:style-name="P1"/>
      <text:h text:style-name="P27" text:outline-level="3"><text:bookmark-start text:name="__RefHeading__1386_641042128"/>Пакет деактивации режима<text:bookmark-end text:name="__RefHeading__1386_641042128"/></text:h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>
          <table:table-cell table:style-name="Таблица14.A1" office:value-type="string">
            <text:p text:style-name="P7">Protocol ID</text:p>
          </table:table-cell>
          <table:table-cell table:style-name="Таблица14.A1" office:value-type="string">
            <text:p text:style-name="P7">Protocol version</text:p>
          </table:table-cell>
          <table:table-cell table:style-name="Таблица14.A1" office:value-type="string">
            <text:p text:style-name="P7">Command ID (deactivate)</text:p>
          </table:table-cell>
          <table:table-cell table:style-name="Таблица14.D1" office:value-type="string">
            <text:p text:style-name="P7">Mode ID</text:p>
          </table:table-cell>
        </table:table-row>
        <table:table-row>
          <table:table-cell table:style-name="Таблица14.A2" office:value-type="string">
            <text:p text:style-name="P7">1 byte</text:p>
          </table:table-cell>
          <table:table-cell table:style-name="Таблица14.A2" office:value-type="string">
            <text:p text:style-name="P7">1 byte</text:p>
          </table:table-cell>
          <table:table-cell table:style-name="Таблица14.A2" office:value-type="string">
            <text:p text:style-name="P7">1 byte</text:p>
          </table:table-cell>
          <table:table-cell table:style-name="Таблица14.D2" office:value-type="string">
            <text:p text:style-name="P7">1 byte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</text:span>2<text:span text:style-name="T1">;</text:span></text:p>
      <text:p text:style-name="P1"><text:span text:style-name="T1">Protocol version – </text:span>текущая версия протокола <text:span text:style-name="T1">Cspyp</text:span>2<text:span text:style-name="T1">;</text:span></text:p>
      <text:p text:style-name="P1">Command ID (<text:span text:style-name="T1">deactivate</text:span>) – идентификатор команды запроса списка режимов;</text:p>
      <text:p text:style-name="P1"><text:span text:style-name="T1">Mode ID – </text:span>идентификатор деактивируемого режима</text:p>
      <text:p text:style-name="P1"/>
      <text:h text:style-name="P27" text:outline-level="3"><text:bookmark-start text:name="__RefHeading__1388_641042128"/>Пакет передачи информации<text:bookmark-end text:name="__RefHeading__1388_641042128"/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7">Protocol ID</text:p>
          </table:table-cell>
          <table:table-cell table:style-name="Таблица15.A1" office:value-type="string">
            <text:p text:style-name="P7">Protocol version</text:p>
          </table:table-cell>
          <table:table-cell table:style-name="Таблица15.A1" office:value-type="string">
            <text:p text:style-name="P7">Command ID (transmit)</text:p>
          </table:table-cell>
          <table:table-cell table:style-name="Таблица15.A1" office:value-type="string">
            <text:p text:style-name="P7">Data size</text:p>
          </table:table-cell>
          <table:table-cell table:style-name="Таблица15.E1" office:value-type="string">
            <text:p text:style-name="P7">Data</text:p>
          </table:table-cell>
        </table:table-row>
        <table:table-row>
          <table:table-cell table:style-name="Таблица15.A2" office:value-type="string">
            <text:p text:style-name="P7">1 byte</text:p>
          </table:table-cell>
          <table:table-cell table:style-name="Таблица15.A2" office:value-type="string">
            <text:p text:style-name="P7">1 byte</text:p>
          </table:table-cell>
          <table:table-cell table:style-name="Таблица15.A2" office:value-type="string">
            <text:p text:style-name="P7">1 byte</text:p>
          </table:table-cell>
          <table:table-cell table:style-name="Таблица15.A2" office:value-type="string">
            <text:p text:style-name="P7">4 bytes</text:p>
          </table:table-cell>
          <table:table-cell table:style-name="Таблица15.E2" office:value-type="string">
            <text:p text:style-name="P7"><text:s/>… bytes</text:p>
          </table:table-cell>
        </table:table-row>
      </table:table>
      <text:p text:style-name="P4"/>
      <text:p text:style-name="P1"><text:span text:style-name="T1">Protocol ID – </text:span>идентификатор протокола <text:span text:style-name="T1">Cspyp1;</text:span></text:p>
      <text:p text:style-name="P1"><text:span text:style-name="T1">Protocol version – </text:span>текущая версия протокола <text:span text:style-name="T1">Cspyp1;</text:span></text:p>
      <text:p text:style-name="P4"><text:span text:style-name="T7">Command ID (r</text:span>eceive<text:span text:style-name="T7">) – идентификатор команды передачи информации;</text:span></text:p>
      <text:p text:style-name="P4">Data size – <text:span text:style-name="T7">размер передаваемой информации</text:span></text:p>
      <text:p text:style-name="P4">Data – <text:span text:style-name="T7">передаваемая информация</text:span></text:p>
      <text:h text:style-name="P26" text:outline-level="2"><text:bookmark-start text:name="__RefHeading__1390_641042128"/><text:soft-page-break/><text:span text:style-name="T8">Серия протоколов третьего уровня </text:span><text:span text:style-name="T6">Cspyp</text:span><text:span text:style-name="T8">3</text:span><text:span text:style-name="T6"> </text:span><text:bookmark-end text:name="__RefHeading__1390_641042128"/></text:h>
      <text:p text:style-name="P19">Каждому режиму соединения соответствует свой протокол третьего уровня. У каждого протокола есть уникальный номер.</text:p>
      <text:p text:style-name="P24"/>
      <text:p text:style-name="P2">Список протоколов и их номеров: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row>
          <table:table-cell table:style-name="Таблица16.A1" office:value-type="string">
            <text:p text:style-name="Table_20_Contents">Номер протокола</text:p>
          </table:table-cell>
          <table:table-cell table:style-name="Таблица16.A1" office:value-type="string">
            <text:p text:style-name="Table_20_Contents">Название протокола</text:p>
          </table:table-cell>
          <table:table-cell table:style-name="Таблица16.C1" office:value-type="string">
            <text:p text:style-name="Table_20_Contents">Описание</text:p>
          </table:table-cell>
        </table:table-row>
        <table:table-row>
          <table:table-cell table:style-name="Таблица16.A2" office:value-type="string">
            <text:p text:style-name="P9">1</text:p>
          </table:table-cell>
          <table:table-cell table:style-name="Таблица16.A2" office:value-type="string">
            <text:p text:style-name="P7">Telnet</text:p>
          </table:table-cell>
          <table:table-cell table:style-name="Таблица16.C2" office:value-type="string">
            <text:p text:style-name="Table_20_Contents"><text:span text:style-name="T7">К</text:span>онсольный доступ (cmd/bash/etc)</text:p>
          </table:table-cell>
        </table:table-row>
        <table:table-row>
          <table:table-cell table:style-name="Таблица16.A2" office:value-type="string">
            <text:p text:style-name="P9">2</text:p>
          </table:table-cell>
          <table:table-cell table:style-name="Таблица16.A2" office:value-type="string">
            <text:p text:style-name="P7">Graphics</text:p>
          </table:table-cell>
          <table:table-cell table:style-name="Таблица16.C2" office:value-type="string">
            <text:p text:style-name="Table_20_Contents">Графический доступ (vnc-like)</text:p>
          </table:table-cell>
        </table:table-row>
        <table:table-row>
          <table:table-cell table:style-name="Таблица16.A2" office:value-type="string">
            <text:p text:style-name="P9">3</text:p>
          </table:table-cell>
          <table:table-cell table:style-name="Таблица16.A2" office:value-type="string">
            <text:p text:style-name="P7">File</text:p>
          </table:table-cell>
          <table:table-cell table:style-name="Таблица16.C2" office:value-type="string">
            <text:p text:style-name="Table_20_Contents">Файловый доступ (<text:span text:style-name="T1">FTP-like)</text:span></text:p>
          </table:table-cell>
        </table:table-row>
        <table:table-row>
          <table:table-cell table:style-name="Таблица16.A2" office:value-type="string">
            <text:p text:style-name="P9">4</text:p>
          </table:table-cell>
          <table:table-cell table:style-name="Таблица16.A2" office:value-type="string">
            <text:p text:style-name="P7">Media</text:p>
          </table:table-cell>
          <table:table-cell table:style-name="Таблица16.C2" office:value-type="string">
            <text:p text:style-name="Table_20_Contents">Доступ к медиустройствам (камера, микрофон)</text:p>
          </table:table-cell>
        </table:table-row>
        <table:table-row>
          <table:table-cell table:style-name="Таблица16.A2" office:value-type="string">
            <text:p text:style-name="P8">5</text:p>
          </table:table-cell>
          <table:table-cell table:style-name="Таблица16.A2" office:value-type="string">
            <text:p text:style-name="P7">Proxy</text:p>
          </table:table-cell>
          <table:table-cell table:style-name="Таблица16.C2" office:value-type="string">
            <text:p text:style-name="Table_20_Contents">Использование клиента как прокси</text:p>
          </table:table-cell>
        </table:table-row>
        <table:table-row>
          <table:table-cell table:style-name="Таблица16.A2" office:value-type="string">
            <text:p text:style-name="P8">6</text:p>
          </table:table-cell>
          <table:table-cell table:style-name="Таблица16.A2" office:value-type="string">
            <text:p text:style-name="P7">Redirect</text:p>
          </table:table-cell>
          <table:table-cell table:style-name="Таблица16.C2" office:value-type="string">
            <text:p text:style-name="Table_20_Contents">Редирект трафика с клиента на администратора</text:p>
          </table:table-cell>
        </table:table-row>
      </table:table>
      <text:p text:style-name="P19"/>
      <text:p text:style-name="P19"/>
      <text:h text:style-name="P28" text:outline-level="3"><text:bookmark-start text:name="__RefHeading__1392_641042128"/><text:span text:style-name="T6">Telnet </text:span><text:span text:style-name="T8">протокол третьего уровня</text:span><text:bookmark-end text:name="__RefHeading__1392_641042128"/></text:h>
      <text:p text:style-name="P19"/>
      <text:p text:style-name="P19">Администратор может отправить клиенту любую консольную команду, поддерживаемую удалённой системой.</text:p>
      <text:p text:style-name="P19">Например:</text:p>
      <text:p text:style-name="P22">ls</text:p>
      <text:p text:style-name="P19">В ответ клиент посылает администратору результат работы данной команды.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cm" fo:margin-right="0cm" fo:margin-top="0cm" fo:margin-bottom="0.212cm" fo:text-indent="0.6cm" style:auto-text-indent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51cm"/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.36cm" fo:margin-right="0cm" fo:margin-top="0cm" fo:margin-bottom="0cm" fo:text-indent="0cm" style:auto-text-indent="false" style:page-number="auto">
        <style:tab-stops/>
      </style:paragraph-properties>
      <style:text-properties fo:font-size="13pt" fo:font-style="italic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10:35:05.12</meta:creation-date>
    <dc:date>2012-07-13T17:13:14.54</dc:date>
    <meta:editing-duration>PT5H10M57S</meta:editing-duration>
    <meta:editing-cycles>15</meta:editing-cycles>
    <meta:generator>LibreOffice/3.5$Windows_x86 LibreOffice_project/165a79a-7059095-e13bb37-fef39a4-9503d18</meta:generator>
    <meta:document-statistic meta:table-count="16" meta:image-count="0" meta:object-count="0" meta:page-count="9" meta:paragraph-count="310" meta:word-count="1235" meta:character-count="7872" meta:non-whitespace-character-count="7506"/>
  </office:meta>
</office:document-meta>
</file>